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4.616cm" svg:y="0.1cm">
            <draw:object draw:notify-on-update-of-ranges="Feuille1.A1:Feuille1.A11 Feuille1.B1:Feuille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3349" calcext:value-type="float">
            <text:p>0,343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0929" calcext:value-type="float">
            <text:p>0,340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1222" calcext:value-type="float">
            <text:p>0,171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0826" calcext:value-type="float">
            <text:p>0,120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5393" calcext:value-type="float">
            <text:p>0,105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7826" calcext:value-type="float">
            <text:p>0,087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2792" calcext:value-type="float">
            <text:p>0,082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1876" calcext:value-type="float">
            <text:p>0,071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5967" calcext:value-type="float">
            <text:p>0,0759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7316" calcext:value-type="float">
            <text:p>0,087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0469" calcext:value-type="float">
            <text:p>0,080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6:25:41.890204654</meta:creation-date>
    <dc:date>2016-11-06T16:26:50.247657138</dc:date>
    <meta:editing-duration>P0D</meta:editing-duration>
    <meta:editing-cycles>1</meta:editing-cycles>
    <meta:document-statistic meta:table-count="1" meta:cell-count="2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A1:Feuille1.B11" chart:data-source-has-labels="column" svg:x="0.32cm" svg:y="0.18cm" svg:width="12.428cm" svg:height="8.64cm">
          <chartooo:coordinate-region svg:x="1.232cm" svg:y="0.379cm" svg:width="11.329cm" svg:height="7.794cm"/>
          <chart:axis chart:dimension="x" chart:name="primary-x" chart:style-name="ch4" chartooo:axis-type="auto">
            <chart:categories table:cell-range-address="Feuille1.A1:Feuille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11" chart:class="chart:scatter">
            <chart:domain table:cell-range-address="Feuille1.A1:Feuille1.A1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1:Feuille1.A11</svg:desc>
                </draw:g>
              </table:table-cell>
              <table:table-cell office:value-type="float" office:value="0.343349">
                <text:p>0.343349</text:p>
                <draw:g>
                  <svg:desc>Feuille1.B1:Feuille1.B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40929">
                <text:p>0.3409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71222">
                <text:p>0.17122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20826">
                <text:p>0.1208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05393">
                <text:p>0.1053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7826">
                <text:p>0.08782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82792">
                <text:p>0.0827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71876">
                <text:p>0.0718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5967">
                <text:p>0.0759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87316">
                <text:p>0.0873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0469">
                <text:p>0.080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